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weight="bold" officeooo:rsid="000e1bdb" officeooo:paragraph-rsid="000e1bdb" style:font-weight-asian="bold" style:font-weight-complex="bold"/>
    </style:style>
    <style:style style:name="P2" style:family="paragraph" style:parent-style-name="Header">
      <style:paragraph-properties fo:text-align="end" style:justify-single-word="false"/>
      <style:text-properties officeooo:rsid="000e1bdb" officeooo:paragraph-rsid="000e1bdb"/>
    </style:style>
    <style:style style:name="P3"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officeooo:rsid="000e1bdb" officeooo:paragraph-rsid="000e1bdb"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officeooo:rsid="000e1bdb" officeooo:paragraph-rsid="000e1bd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officeooo:rsid="002254cb" officeooo:paragraph-rsid="002254cb"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officeooo:rsid="00213812" officeooo:paragraph-rsid="00213812"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Verdana" fo:font-size="12pt" style:text-underline-style="none" fo:font-weight="normal" officeooo:rsid="00104d3a" officeooo:paragraph-rsid="00104d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Verdana" fo:font-size="12pt" style:text-underline-style="none" fo:font-weight="bold" officeooo:rsid="002254cb" officeooo:paragraph-rsid="002254cb"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78108"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2129f9"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91db7"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d54b4"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f2c0e"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6">
      <style:paragraph-properties fo:text-align="start" style:justify-single-word="false"/>
      <style:text-properties style:font-name="Verdana" fo:font-size="12pt" style:text-underline-style="none" fo:font-weight="normal" officeooo:rsid="00213812" officeooo:paragraph-rsid="00213812" style:font-size-asian="10.5pt" style:font-weight-asian="normal" style:font-size-complex="12pt" style:font-weight-complex="normal"/>
    </style:style>
    <style:style style:name="P1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91db7"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91db7"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d54b4"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d54b4"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f2c0e"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f2c0e"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f2c0e"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f2c0e"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213812"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213812"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2129f9"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2129f9" officeooo:paragraph-rsid="002254c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0fc8da"/>
    </style:style>
    <style:style style:name="T3" style:family="text">
      <style:text-properties officeooo:rsid="00135f55"/>
    </style:style>
    <style:style style:name="T4" style:family="text">
      <style:text-properties officeooo:rsid="0014e853"/>
    </style:style>
    <style:style style:name="T5" style:family="text">
      <style:text-properties officeooo:rsid="00158d9f"/>
    </style:style>
    <style:style style:name="T6" style:family="text">
      <style:text-properties officeooo:rsid="00178108"/>
    </style:style>
    <style:style style:name="T7" style:family="text">
      <style:text-properties officeooo:rsid="001a6bb3"/>
    </style:style>
    <style:style style:name="T8" style:family="text">
      <style:text-properties officeooo:rsid="00231a93"/>
    </style:style>
    <style:style style:name="T9" style:family="text">
      <style:text-properties officeooo:rsid="00242e08"/>
    </style:style>
    <style:style style:name="T10" style:family="text">
      <style:text-properties officeooo:rsid="00245f9f"/>
    </style:style>
    <style:style style:name="T11" style:family="text">
      <style:text-properties officeooo:rsid="0024df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ND AN EAR REPORT</text:p>
      <text:p text:style-name="P3"/>
      <text:p text:style-name="P3">Topic: Helping<text:span text:style-name="T2"> </text:span><text:span text:style-name="T11">in setting up business for web-application development</text:span></text:p>
      <text:p text:style-name="P4"/>
      <text:p text:style-name="P4">Introduction:</text:p>
      <text:p text:style-name="P7"><text:tab/>The individual is my father's friend's son. He completed his bachelor in <text:span text:style-name="T9">Business management</text:span> and he <text:span text:style-name="T10">is</text:span><text:span text:style-name="T9"> trying to build a web application.</text:span> When my father's friend visited us, he mentioned that his son is having a difficult time finding <text:span text:style-name="T9">the appropriate person for the job.</text:span> Since I have <text:span text:style-name="T9">experience in interviewing </text:span><text:s/>process and in guiding others, I am confident that I can help him.</text:p>
      <text:p text:style-name="P7"><text:tab/><text:span text:style-name="T3">After that I contacted the individual and tried understanding his interests </text:span><text:span text:style-name="T9">and requirement</text:span><text:span text:style-name="T3">. The conversation concluded that he was inclined towards web </text:span><text:span text:style-name="T10">application</text:span><text:span text:style-name="T3"> development </text:span><text:span text:style-name="T9">with trending technologies</text:span><text:span text:style-name="T3">. Since Angular is </text:span><text:span text:style-name="T9">one of </text:span><text:span text:style-name="T3">the trending technology for front-end development, I </text:span><text:span text:style-name="T4">encouraged him to learn </text:span><text:span text:style-name="T9">some basic about the </text:span><text:span text:style-name="T4">technology.</text:span></text:p>
      <text:p text:style-name="P7"><text:tab/><text:span text:style-name="T9">I volunteered actively taking </text:span><text:span text:style-name="T10">participation</text:span><text:span text:style-name="T9"> in his hiring process and made sure that he has a grasp of the technology </text:span><text:span text:style-name="T10">that would help him in the business</text:span><text:span text:style-name="T9">. </text:span></text:p>
      <text:p text:style-name="P7"><text:tab/><text:span text:style-name="T5">After which I prepared a schedule </text:span><text:span text:style-name="T9">five</text:span><text:span text:style-name="T5"> weeks </text:span><text:span text:style-name="T10">plan</text:span><text:span text:style-name="T5"> </text:span><text:span text:style-name="T10">for</text:span><text:span text:style-name="T5"> him </text:span><text:span text:style-name="T10">and his intern</text:span><text:span text:style-name="T5"> </text:span><text:span text:style-name="T10">to familiarize with the </text:span><text:span text:style-name="T5">new technology. </text:span><text:span text:style-name="T6">Also researched for the resources that could help.</text:span></text:p>
      <text:p text:style-name="P7"/>
      <text:p text:style-name="P5">Plan:</text:p>
      <text:p text:style-name="P8"/>
      <table:table table:name="Table1" table:style-name="Table1" table:template-name="Default Style">
        <table:table-column table:style-name="Table1.A" table:number-columns-repeated="3"/>
        <table:table-row table:style-name="TableLine3176467856000">
          <table:table-cell table:style-name="Table1.A1" office:value-type="string">
            <text:p text:style-name="P9">Week</text:p>
          </table:table-cell>
          <table:table-cell table:style-name="Table1.A1" office:value-type="string">
            <text:p text:style-name="P10">Task</text:p>
          </table:table-cell>
          <table:table-cell table:style-name="Table1.C1" office:value-type="string">
            <text:p text:style-name="P10">Description</text:p>
          </table:table-cell>
        </table:table-row>
        <table:table-row table:style-name="TableLine3176467858176">
          <table:table-cell table:style-name="Table1.A2" office:value-type="string">
            <text:p text:style-name="P9">Week 1</text:p>
          </table:table-cell>
          <table:table-cell table:style-name="Table1.A2" office:value-type="string">
            <text:p text:style-name="P9">Basic concept of Nodejs and web development</text:p>
          </table:table-cell>
          <table:table-cell table:style-name="Table1.C2" office:value-type="string">
            <text:list xml:id="list1738205058" text:style-name="L1">
              <text:list-item>
                <text:p text:style-name="P15">Installation of Node</text:p>
              </text:list-item>
              <text:list-item>
                <text:p text:style-name="P15">Installation of Angular</text:p>
              </text:list-item>
              <text:list-item>
                <text:p text:style-name="P15">Commands for NodeJs</text:p>
              </text:list-item>
              <text:list-item>
                <text:p text:style-name="P15">Commands for Angular CLI</text:p>
              </text:list-item>
            </text:list>
          </table:table-cell>
        </table:table-row>
        <table:table-row table:style-name="TableLine3176467843760">
          <table:table-cell table:style-name="Table1.A2" office:value-type="string">
            <text:p text:style-name="P11">Week 2</text:p>
          </table:table-cell>
          <table:table-cell table:style-name="Table1.A2" office:value-type="string">
            <text:p text:style-name="P11">Angular Basics</text:p>
          </table:table-cell>
          <table:table-cell table:style-name="Table1.C2" office:value-type="string">
            <text:list xml:id="list2092494339" text:style-name="L2">
              <text:list-item>
                <text:p text:style-name="P16">Commands related to sever</text:p>
              </text:list-item>
              <text:list-item>
                <text:p text:style-name="P16">Scaffolding <text:span text:style-name="T7">and important files in the project and their significance.</text:span></text:p>
              </text:list-item>
              <text:list-item>
                <text:p text:style-name="P17"><text:soft-page-break/>Angular Overview</text:p>
              </text:list-item>
              <text:list-item>
                <text:p text:style-name="P19">Change Detection</text:p>
              </text:list-item>
              <text:list-item>
                <text:p text:style-name="P19">Routing and Navigation</text:p>
              </text:list-item>
            </text:list>
          </table:table-cell>
        </table:table-row>
        <table:table-row table:style-name="TableLine3176467852736">
          <table:table-cell table:style-name="Table1.A2" office:value-type="string">
            <text:p text:style-name="P12">Week 3</text:p>
          </table:table-cell>
          <table:table-cell table:style-name="Table1.A2" office:value-type="string">
            <text:p text:style-name="P10">Component and HTTP and angular form</text:p>
          </table:table-cell>
          <table:table-cell table:style-name="Table1.C2" office:value-type="string">
            <text:list xml:id="list1202900900" text:style-name="L3">
              <text:list-item>
                <text:p text:style-name="P18">Component</text:p>
              </text:list-item>
              <text:list-item>
                <text:p text:style-name="P20">Form Building</text:p>
              </text:list-item>
              <text:list-item>
                <text:p text:style-name="P18">Dependency Injection </text:p>
              </text:list-item>
              <text:list-item>
                <text:p text:style-name="P18">Directive</text:p>
              </text:list-item>
              <text:list-item>
                <text:p text:style-name="P20">HTTP Client</text:p>
              </text:list-item>
              <text:list-item>
                <text:p text:style-name="P20">Security</text:p>
              </text:list-item>
            </text:list>
          </table:table-cell>
        </table:table-row>
        <table:table-row table:style-name="TableLine3176467851376">
          <table:table-cell table:style-name="Table1.A2" office:value-type="string">
            <text:p text:style-name="P13">Week 4</text:p>
          </table:table-cell>
          <table:table-cell table:style-name="Table1.A2" office:value-type="string">
            <text:list xml:id="list3378658566" text:style-name="L4">
              <text:list-header>
                <text:p text:style-name="P23">Advance topics in angular</text:p>
              </text:list-header>
            </text:list>
          </table:table-cell>
          <table:table-cell table:style-name="Table1.C2" office:value-type="string">
            <text:list xml:id="list154748759877459" text:continue-numbering="true" text:style-name="L4">
              <text:list-item>
                <text:p text:style-name="P21">Implementation Basics learned in previous week</text:p>
              </text:list-item>
              <text:list-item>
                <text:p text:style-name="P21">Animation</text:p>
              </text:list-item>
              <text:list-item>
                <text:p text:style-name="P25">Lazy Loading</text:p>
              </text:list-item>
              <text:list-item>
                <text:p text:style-name="P25">Developing a new project from scratch</text:p>
              </text:list-item>
            </text:list>
          </table:table-cell>
        </table:table-row>
        <table:table-row table:style-name="TableLine3176467847840">
          <table:table-cell table:style-name="Table1.A2" office:value-type="string">
            <text:p text:style-name="P13">Week 5</text:p>
          </table:table-cell>
          <table:table-cell table:style-name="Table1.A2" office:value-type="string">
            <text:list xml:id="list2881072198" text:style-name="L5">
              <text:list-header>
                <text:p text:style-name="P24">Development of project</text:p>
              </text:list-header>
            </text:list>
          </table:table-cell>
          <table:table-cell table:style-name="Table1.C2" office:value-type="string">
            <text:list xml:id="list154749308731035" text:continue-numbering="true" text:style-name="L5">
              <text:list-item>
                <text:p text:style-name="P22">Implementation of topics learned in previous week</text:p>
              </text:list-item>
              <text:list-item>
                <text:p text:style-name="P26">Brushing up all basics</text:p>
              </text:list-item>
              <text:list-item>
                <text:p text:style-name="P24">Preparing a project from scratch</text:p>
              </text:list-item>
              <text:list-item>
                <text:p text:style-name="P26">Mock test </text:p>
              </text:list-item>
            </text:list>
          </table:table-cell>
        </table:table-row>
      </table:table>
      <text:p text:style-name="P7"/>
      <text:p text:style-name="P6">Measuring Success:</text:p>
      <text:p text:style-name="P6"/>
      <text:list xml:id="list2508867220" text:style-name="L6">
        <text:list-item>
          <text:p text:style-name="P14">My plan keep continuous track of the improvement by practically implementing the things that were learned in the previous week. This approach avoids the risk of confusion and integration with the existing project practice.</text:p>
          <text:p text:style-name="P14"/>
        </text:list-item>
        <text:list-item>
          <text:p text:style-name="P14">In last week along with implementation of previous week. Preparing a new project will give exposure to working on multiple project and working with a deadline. And the mock test will help in boosting confidence and learning from the mistak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fo:font-weight="bold" officeooo:rsid="000e1bdb" officeooo:paragraph-rsid="000e1bdb" style:font-weight-asian="bold" style:font-weight-complex="bold"/>
    </style:style>
    <style:style style:name="MP2" style:family="paragraph" style:parent-style-name="Header">
      <style:paragraph-properties fo:text-align="end" style:justify-single-word="false"/>
      <style:text-properties officeooo:rsid="000e1bdb" officeooo:paragraph-rsid="000e1bdb"/>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aurav Sanjeev Taneja</text:p>
        <text:p text:style-name="MP2"><text:span text:style-name="MT1">1001955801 <text:s/></text:span><text:s text:c="5"/></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3T15:47:48.009000000</dc:date>
    <meta:editing-duration>PT1H16M53S</meta:editing-duration>
    <meta:editing-cycles>7</meta:editing-cycles>
    <meta:generator>LibreOffice/7.1.7.2$Windows_X86_64 LibreOffice_project/c6a4e3954236145e2acb0b65f68614365aeee33f</meta:generator>
    <meta:document-statistic meta:table-count="1" meta:image-count="0" meta:object-count="0" meta:page-count="2" meta:paragraph-count="49" meta:word-count="401" meta:character-count="2403" meta:non-whitespace-character-count="2063"/>
  </office:meta>
</office:document-meta>
</file>